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background-color="transparent" style:font-size-asian="10pt" style:font-size-complex="10pt"/>
    </style:style>
    <style:style style:name="P4" style:family="paragraph" style:parent-style-name="Heading_20_2">
      <style:text-properties fo:font-size="10.5pt" style:font-size-asian="10.5pt" style:font-size-complex="10.5pt"/>
    </style:style>
    <style:style style:name="P5" style:family="paragraph" style:parent-style-name="Standard" style:list-style-name="L1">
      <style:text-properties fo:font-size="10pt" style:font-size-asian="10pt" style:font-size-complex="10pt"/>
    </style:style>
    <style:style style:name="P6" style:family="paragraph" style:parent-style-name="Standard" style:list-style-name="L2">
      <style:text-properties fo:font-size="10pt" style:font-size-asian="10pt" style:font-size-complex="10pt"/>
    </style:style>
    <style:style style:name="T1" style:family="text">
      <style:text-properties fo:color="#a70716" fo:font-size="10pt" style:font-size-asian="10pt" style:font-size-complex="10pt"/>
    </style:style>
    <style:style style:name="T2" style:family="text">
      <style:text-properties fo:background-color="#ff0000"/>
    </style:style>
    <style:style style:name="T3" style:family="text">
      <style:text-properties fo:background-color="transparent"/>
    </style:style>
    <style:style style:name="T4" style:family="text">
      <style:text-properties style:text-position="0% 100%"/>
    </style:style>
    <style:style style:name="T5"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航空企业知识协同水平的模糊评价方法</text:p>
      <text:p text:style-name="P2"/>
      <text:p text:style-name="P2">知识协同就是指多个协同参与者通过对其拥有知识的共享与交流，共同实践某一知识型任务的过程，是一种知识资源的整合优化方式[13]。组织面对日益激烈的竞争压力，通过有效地运用知识协同手段，能够满足企业对知识创新的迫切需求，提升员工运用知识解决问题的水平，进而帮助组织获得可持续发展的竞争优势。知识协同是知识管理理论的延伸和拓展。同知识管理的目的不同，知识协同的核心不在于知识共享，其目标明确而集中。知识协同结果可以是一个新知识，也可能是实践一个项目或解决一个问题，它更强调的是针对某种主题的实践知识的整合与优化，而不是知识的转移和扩散。</text:p>
      <text:p text:style-name="P2">随着知识协同行为在组织中越来越普遍，对协同行为的研究也成为管理领域的研究热点。协同行为本身是一个多方参与、反复交互的过程，因此，协同者的参与程度和协同能力对于协同的结果有重要影响。本文通过实证分析的方法，研究了组织内知识协同的影响因素。通过对其影响因素的分析研究，能够使组织更系统地理解组织内部的协同行为，找到影响协同的关键因素，从而更有力地推动协同活动在组织内部的进行。</text:p>
      <text:p text:style-name="P2"/>
      <text:list xml:id="list1513047186" text:style-name="L1">
        <text:list-header>
          <text:p text:style-name="P5"/>
        </text:list-header>
      </text:list>
      <text:p text:style-name="P2">协同活动面向知识创新，是一种对知识资源重新组合、优化，有效运用的手段。协同过程中，参与主体除了要共享自身的知识外，还需要不断学习，建立相互之间的信任，并对所面临的问题达成一致。协同过程本质上是一个循环的社会过程，这就要求协同者不但要有较高的知识水平，还要有很强的社交能力和沟通能力。因此，协同能力实际上参与者综合素质的体现。参与者的协同能力直接影响协同的最终目标—知识产出。协同者的协同能力越强，协同产生的效应越显著。协同参与者能力的高低直接影响知识共享的效果，社会网络的维系，最后影响知识协同的结果。</text:p>
      <text:p text:style-name="P2">假设1 协同参与者的协同能力对于协同结果有正向作用。</text:p>
      <text:p text:style-name="P2"/>
      <text:p text:style-name="P2">指标</text:p>
      <text:p text:style-name="P2">指出协同是知识管理的发展趋势，并认为知识管理将进入以隐性知识、交流、协同为重点的新的发展阶段[14]；Hans认为知识协同是一个知识请求者首先认识到自己没有能力解决某个问题，而另一个知识提供者恰好有这方面的能力，如果双方能够达成共识，则可以整合双方的知识，以弥补知识请求者的知识需求，达到解决问题的目的[15]；不难看出，知识协同活动是参与协同各方共同合作（协），分别运用各自的知识，获得共同的知识产出（同）。知识协同活动的效果，最终取决于各方的参与程度、知识水平、组织对协同活动的支持与管理等因素。从何以上分析，本文从五个方面提出了知识协同活动从何评价指标体系。</text:p>
      <text:p text:style-name="P2"/>
      <text:p text:style-name="P2">协同参与者知识水平</text:p>
      <text:p text:style-name="P2">知识协同的特点决定了协同过程必然要投入大量的知识。随着竞争环境日益激烈，组织希望维持核心竞争力的要求也越来越迫切，组织成员所从事和开展的工作也更加复杂。随之带来的问题就是个人知识资源的日益短缺。一方面，知识创新的趋势是强调多学科、多领域的交汇融合，既定目标也呈现多样化；另一方面，个人所能掌握的知识资源是有限的，如果把个人的时间和精力都用来学习和掌握新的知识既不经济也不现实。因此，通过知识协同，知识结构互补的组织成员相互协作，可以彼此弥补自己的知识短板，快速有效地实现协同目标。<text:span text:style-name="T2">R. Cowa 等人( 2006) [10]甚至认为, 如果合作双方的知识完全一致, 他们就没有必要合作, 因为知识相似性的增加意味着伙伴间彼此贡献的减少。然而, 合作伙伴的知识差距也不宜过大, 因为组织对知识的吸收也要求合作双方的知识背景有一定程度的相似性[11] , 否则知识难以转移。</text:span><text:span text:style-name="T3"> 另外，在协同过程中拥有不同知识、经验、背景和经历的协同者相互交流、碰撞、融合，更有利于新知识的产生，从而提升各个协同成员的整体价值。在协同目标确定的情况下，寻找具有相当知识存量的协同者是个人参与协同面临的首要问题。</text:span></text:p>
      <text:p text:style-name="P3"><text:soft-page-break/>假设： 协同参与者的知识水平对知识协同有正向影响。</text:p>
      <text:p text:style-name="P2">1.领域经验</text:p>
      <text:p text:style-name="P2">知识协同所要解决的问题一般都需要对相关领域又较深的理解，对解决问题所需要的知识也很难在现有的资料中获得解决，因此，专家的隐性知识是知识需求的主要内容。专家所在问题领域时间越长，则对问题背景和内涵理解更深刻，越可能解决问题。</text:p>
      <text:p text:style-name="P2">2.知识广度</text:p>
      <text:p text:style-name="P2">知识创新的不断深入是的不断涌现出来的问题呈现出越来越复杂的趋势，单一的知识学科已经很难独立解决这类问题。因此，知识专家的知识广度是解决多学科、多领域问题的重要因素。同时，利用和借鉴其他学科的理论和应用成果，往往能通过这种结合产生大量的新知识。</text:p>
      <text:p text:style-name="P2">3.知识资源获取能力</text:p>
      <text:p text:style-name="P2">在信息时代，知识的更新速度显著加快，大量的新知识伴随着互联网的发展而产生出来。要想通过知识协同获得竞争优势，就必须掌握相关的前沿知识，用以解决问题。</text:p>
      <text:p text:style-name="P2"/>
      <text:p text:style-name="P2">沟通能力</text:p>
      <text:p text:style-name="P2">协同能力另一个重要的方面是沟通能力。协同中的沟通能力主要体现在两个方面：一是知识沟通，二是情感沟通。协同过程中，参与者彼此需要共享自己的知识以实现共同的目标。这种知识大部分是以隐性知识的形式存在于协同者的大脑中的。隐性知识必须要经过编码化，转换成显性知识才能供他人共享并吸收。研究表明，在隐性知识的转换过程中，大量的背景信息和上下文丢失或者被忽略掉了。这些背景信息对于理解吸收知识具有非常重要的作用。协同者对知识的编码能力越强，越能把知识的环境信息嵌入到知识的传递环节，就越容易实现知识共享。</text:p>
      <text:p text:style-name="P2"/>
      <text:p text:style-name="P2">同合作相比，协同更强调协同者相互间公开的交互，共用构建一种“归属感”和责任感。这就要求协同者在表达自己的观点和意见的同时，认真倾听他人，尊重并理解对方的看法，努力消除分歧。良好的沟通能力体现在协同者能够充分联系其他协同者，营造和谐的气氛，调动并激励协同者的参与热情，从而更好地开展协同。</text:p>
      <text:p text:style-name="P2">1.沟通技巧</text:p>
      <text:p text:style-name="P2">2.相互信任</text:p>
      <text:p text:style-name="P2">成员互信包括两个部分。首先，协同需要参与者“无私”地共享自己的知识。在组织中，一般普遍认为失去对知识的垄断会导致优势地位的丧失。因此，成员之间必须彼此间信任对方，以解决问题最终目标，毫无保留地奉献自己的知识。另一方面，信任意味着对对方能力、经验、技能的认可，只有彼此承认对方的知识对于解决问题的作用，协同才能顺利开展并进行下去。</text:p>
      <text:p text:style-name="P2">3.协同的意愿</text:p>
      <text:p text:style-name="P2">协同需要参与着的全力付出，协同的意愿越强烈， 参与协同活动越积极，成员间的互动和沟通越是频繁和有效，最终促进协同的效果。</text:p>
      <text:p text:style-name="P2"/>
      <text:p text:style-name="P2">组织环境</text:p>
      <text:p text:style-name="P2">高效的协同离不开组织的支持。</text:p>
      <text:p text:style-name="P2">1.组织文化</text:p>
      <text:p text:style-name="P2">在一个开放的组织环境中，组织内部往往崇尚分享与协作，在这种氛围的影响下，组织成员更愿意同他人进行交互，共同解决问题。反之，在一个封闭的组织环境中，组织成员专注于自己的工作，较少关注他人，从而协同活动也较少发生。</text:p>
      <text:p text:style-name="P2">2.知识孤岛</text:p>
      <text:p text:style-name="P2"><text:soft-page-break/>协同活动的开展需要组织常常需要各个业务部门进行合作。知识孤岛的存在使得组织业务环节常常被割裂开来，各部分工作独立开展，相互之间缺乏应有的关联和协调；企业的各人员、各部门之间其是，无法形成有效的沟通和协作渠道。因此，组织应该致力于促进知识的理由流动，突破知识边界，消除知识孤岛对协同的不利影响。</text:p>
      <text:p text:style-name="P2">3.领导示范</text:p>
      <text:p text:style-name="P2">在组织中形成自由、积极地进行协同的氛围需要组织领导的大力推广，并起到示范带头左右。自顶向下推行这种共享文化有助于提升组织内部的协同的内部动机，从而是协同文化能持续长久地延续下去。</text:p>
      <text:p text:style-name="P2"/>
      <text:p text:style-name="P2">It基础设施</text:p>
      <text:p text:style-name="P2">信息技术的发展极大地促进了组织内部的知识协同。即使是本地组织也可以从信息技术的应用中获得益处。事实上，知识协同的发展同Web2.0的发展几乎是同时兴起的。组织内部协同平台的构建，对于知识协同起到了支撑作用。协同者通过协同平台共享信息和知识，构建自己的社会网络，同时使用平台的知识服务和知识推荐功能来辅助完成协同目标。当前主流的Web2.0应用，如即时通讯工具，社会网络工具，blog，企业维基等都已经广泛应用于组织内部的知识协同。很多学者都非常重视新机技术的应用对于知识管理、知识共享和知识协同的重要作用。badu认为信息技术从两个方面支撑知识协同，一是使用恰当的方式存储和获取知识，二是作为沟通的媒介将协同者联系起来。随着知识管理系统和平台的广泛应用，组织内部的知识管理能力大大得到加强。同时，信息技术的应用也会影响企业文化的转换。例如chow等研究了在信息技术的推动下，组织成员扩展其社会网络有利于形成分享文化，个人对共享与合作的态度也会更加积极。也有学者针对目前主要的协同应用，研究其对组织的影响。yu等研究了weblog对于知识共享的影响，认为blog有助于编码化知识的获取和检索，从而将个人的隐性知识转化为显性知识。同时blog也是重要的个人知识管理工具。<text:reference-mark-start text:name="Mendeley Citation{e16fac3b-61af-4d2e-aa4c-bff30abe2c27} RND1lgeKW0t5a"/><text:span text:style-name="T4">(Yu, Lu, &amp; Liu, 2010) </text:span><text:reference-mark-end text:name="Mendeley Citation{e16fac3b-61af-4d2e-aa4c-bff30abe2c27} RND1lgeKW0t5a"/>⁠ <text:s text:c="2"/>Cress等研究了维基对于协同知识创建的支持，认为维基技术是汇集组织内部智力资源的有效工具。这些研究都表明了信息技术对知识协同的推动作用。</text:p>
      <text:p text:style-name="P2">假设：信息技术的运用对知识协同有正向作用。</text:p>
      <text:p text:style-name="P2">1.专家推荐</text:p>
      <text:p text:style-name="P2">知识协同的首要问题是找到适合的知识专家。即使在组织内部，如果缺乏有效的专家推荐系统，需找知识专家也并不容易。专家推荐不仅涉及到专家的当前的知识领域，还包括专家的社会网络状态等因素。专家推荐经常受到专家的研究方向转移，组织内部的知识孤岛等因素影响。一个高效的专家推荐系统能有效地解决这些问题。</text:p>
      <text:p text:style-name="P2">2.协同工具</text:p>
      <text:p text:style-name="P2">协同活动离不开协同工具的支持，特别是对于分布式组织来说，协同工具更是必不可少的。协同工具为协同活动提供即时的沟通工具，协作平台，以及信息检索等必要的功能，保障协同活动的顺利进行。</text:p>
      <text:p text:style-name="P2">3.管理工具</text:p>
      <text:list xml:id="list1587837546" text:style-name="L2">
        <text:list-header>
          <text:p text:style-name="P6"/>
        </text:list-header>
      </text:list>
      <text:p text:style-name="P2"/>
      <text:p text:style-name="P2"/>
      <text:p text:style-name="P1"><text:span text:style-name="Strong_20_Emphasis"><text:span text:style-name="T1">Journal of Public Administration Research and Theory Advance Access published online on November 7, 2008 </text:span></text:span></text:p>
      <text:h text:style-name="P4" text:outline-level="2"><text:span text:style-name="Strong_20_Emphasis"><text:span text:style-name="T1">Collaborative Performance Measurement: Examining and Explaining the Prevalence of Collaboration in State and Local Government Contracts</text:span></text:span></text:h>
      <text:p text:style-name="Standard"><text:span text:style-name="T5"><text:line-break/></text:span>﻿<text:span text:style-name="T5">﻿Yu, T., Lu, L., &amp; Liu, T. (2010). Exploring factors that influence knowledge sharing behavior via 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crosoft YaHei" style:font-size-asian="12pt" style:language-asian="zh" style:country-asian="CN" style:font-name-complex="Microsoft YaHe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icrosoft YaHe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icrosoft YaHei" style:font-size-asian="18pt" style:font-weight-asian="bold" style:font-name-complex="Microsoft YaHei"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3T10:14:48</meta:creation-date>
    <dc:date>2009-12-21T07:47:44</dc:date>
    <meta:editing-duration>PT57H39M57S</meta:editing-duration>
    <meta:editing-cycles>18</meta:editing-cycles>
    <meta:generator>OpenOffice.org/3.1$Linux OpenOffice.org_project/310m19$Build-9420</meta:generator>
    <meta:document-statistic meta:table-count="0" meta:image-count="0" meta:object-count="0" meta:page-count="3" meta:paragraph-count="43" meta:word-count="1943" meta:character-count="4146"/>
    <meta:user-defined meta:name="Info 1"/>
    <meta:user-defined meta:name="Info 2"/>
    <meta:user-defined meta:name="Info 3"/>
    <meta:user-defined meta:name="Info 4"/>
    <meta:user-defined meta:name="Mendeley Document_1">True</meta:user-defined>
    <meta:user-defined meta:name="Mendeley User Name_1">foxwu718@gmail.com@https://www.mendeley.com</meta:user-defined>
  </office:meta>
</office:document-meta>
</file>